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5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2" style:parent-style-name="Normal" style:family="paragraph">
      <style:paragraph-properties fo:text-align="justify" style:writing-mode="rl-tb" fo:margin-top="0.0833in" fo:margin-bottom="0in" fo:line-height="100%"/>
    </style:style>
    <style:style style:name="T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8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0" style:parent-style-name="Normal" style:family="paragraph">
      <style:paragraph-properties fo:text-align="justify" style:writing-mode="rl-tb" fo:margin-top="0.0833in" fo:margin-bottom="0in" fo:line-height="100%"/>
    </style:style>
    <style:style style:name="T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12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21" style:parent-style-name="Normal" style:family="paragraph">
      <style:paragraph-properties fo:text-align="justify" style:writing-mode="rl-tb" fo:margin-top="0.0833in" fo:margin-bottom="0in" fo:line-height="100%"/>
    </style:style>
    <style:style style:name="T1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Jonah 1</text:span>‬‬</text:p>
      <text:p text:style-name="P3"><text:span text:style-name="T4">1</text:span><text:span text:style-name="T5"> וַֽיְהִי֙ דְּבַר־יְהוָ֔ה אֶל־יוֹנָ֥ה בֶן־אֲמִתַּ֖י לֵאמֹֽר׃<text:s/></text:span><text:span text:style-name="T6">2</text:span><text:span text:style-name="T7"> ק֠וּם לֵ֧ךְ אֶל־נִֽינְוֵ֛ה הָעִ֥יר הַגְּדוֹלָ֖ה וּקְרָ֣א עָלֶ֑יהָ כִּֽי־עָלְתָ֥ה רָעָתָ֖ם לְפָנָֽי׃<text:s/></text:span><text:span text:style-name="T8">‬</text:span>‬<text:span text:style-name="T9">3</text:span><text:span text:style-name="T10"> וַיָּ֤קָם יוֹנָה֙ לִבְרֹ֣חַ תַּרְשִׁ֔ישָׁה מִלִּפְנֵ֖י יְהוָ֑ה וַיֵּ֨רֶד יָפ֜וֹ וַיִּמְצָ֥א אָנִיָּ֣ה ׀ בָּאָ֣ה תַרְשִׁ֗ישׁ וַיִּתֵּ֨ן שְׂכָרָ֜הּ וַיֵּ֤רֶד בָּהּ֙ לָב֤וֹא עִמָּהֶם֙ תַּרְשִׁ֔ישָׁה מִלִּפְנֵ֖י יְהוָֽה׃<text:s/></text:span><text:span text:style-name="T11">‬</text:span>‬<text:span text:style-name="T12">4</text:span><text:span text:style-name="T13"> וַֽיהוָ֗ה הֵטִ֤יל רֽוּחַ־גְּדוֹלָה֙ אֶל־הַיָּ֔ם וַיְהִ֥י סַֽעַר־גָּד֖וֹל בַּיָּ֑ם וְהָ֣אֳנִיָּ֔ה חִשְּׁבָ֖ה לְהִשָּׁבֵֽר׃<text:s/></text:span><text:span text:style-name="T14">‬</text:span>‬<text:span text:style-name="T15">5</text:span><text:span text:style-name="T16"> וַיִּֽירְא֣וּ הַמַּלָּחִ֗ים וַֽיִּזְעֲקוּ֮ אִ֣ישׁ אֶל־אֱלֹהָיו֒ וַיָּטִ֨לוּ אֶת־הַכֵּלִ֜ים אֲשֶׁ֤ר בָּֽאֳנִיָּה֙ אֶל־הַיָּ֔ם לְהָקֵ֖ל מֵֽעֲלֵיהֶ֑ם וְיוֹנָ֗ה יָרַד֙ אֶל־יַרְכְּתֵ֣י הַסְּפִינָ֔ה וַיִּשְׁכַּ֖ב וַיֵּרָדַֽם׃<text:s/></text:span><text:span text:style-name="T17">‬</text:span>‬<text:span text:style-name="T18">6</text:span><text:span text:style-name="T19"> וַיִּקְרַ֤ב אֵלָיו֙ רַ֣ב הַחֹבֵ֔ל וַיֹּ֥אמֶר ל֖וֹ מַה־לְּךָ֣ נִרְדָּ֑ם ק֚וּם קְרָ֣א אֶל־אֱלֹהֶ֔יךָ אוּלַ֞י יִתְעַשֵּׁ֧ת הָאֱלֹהִ֛ים לָ֖נוּ וְלֹ֥א נֹאבֵֽד׃<text:s/></text:span><text:span text:style-name="T20">‬</text:span>‬<text:span text:style-name="T21">7</text:span><text:span text:style-name="T22"> וַיֹּאמְר֞וּ אִ֣ישׁ אֶל־רֵעֵ֗הוּ לְכוּ֙ וְנַפִּ֣ילָה גֽוֹרָל֔וֹת וְנֵ֣דְעָ֔ה בְּשֶׁלְּמִ֛י הָרָעָ֥ה הַזֹּ֖את לָ֑נוּ וַיַּפִּ֙לוּ֙ גּֽוֹרָל֔וֹת וַיִּפֹּ֥ל הַגּוֹרָ֖ל עַל־יוֹנָֽה׃<text:s/></text:span><text:span text:style-name="T23">‬</text:span>‬<text:span text:style-name="T24">8</text:span><text:span text:style-name="T25"> וַיֹּאמְר֣וּ אֵלָ֔יו הַגִּידָה־נָּ֣א לָ֔נוּ בַּאֲשֶׁ֛ר לְמִי־הָרָעָ֥ה הַזֹּ֖את לָ֑נוּ מַה־מְּלַאכְתְּךָ֙ וּמֵאַ֣יִן תָּב֔וֹא מָ֣ה אַרְצֶ֔ךָ וְאֵֽי־מִזֶּ֥ה עַ֖ם אָֽתָּה׃<text:s/></text:span><text:span text:style-name="T26">‬</text:span>‬<text:span text:style-name="T27">9</text:span><text:span text:style-name="T28"> וַיֹּ֥אמֶר אֲלֵיהֶ֖ם עִבְרִ֣י אָנֹ֑כִי וְאֶת־יְהוָ֞ה אֱלֹהֵ֤י הַשָּׁמַ֙יִם֙ אֲנִ֣י יָרֵ֔א אֲשֶׁר־עָשָׂ֥ה אֶת־הַיָּ֖ם וְאֶת־הַיַּבָּשָֽׁה׃<text:s/></text:span><text:span text:style-name="T29">‬</text:span>‬<text:span text:style-name="T30">10</text:span><text:span text:style-name="T31"> וַיִּֽירְא֤וּ הָֽאֲנָשִׁים֙ יִרְאָ֣ה גְדוֹלָ֔ה וַיֹּאמְר֥וּ אֵלָ֖יו מַה־זֹּ֣את עָשִׂ֑יתָ כִּֽי־יָדְע֣וּ הָאֲנָשִׁ֗ים כִּֽי־מִלִּפְנֵ֤י יְהוָה֙ ה֣וּא בֹרֵ֔חַ כִּ֥י הִגִּ֖יד לָהֶֽם׃<text:s/></text:span><text:span text:style-name="T32">‬</text:span>‬<text:span text:style-name="T33">11</text:span><text:span text:style-name="T34"> וַיֹּאמְר֤וּ אֵלָיו֙ מַה־נַּ֣עֲשֶׂה לָּ֔ךְ וְיִשְׁתֹּ֥ק הַיָּ֖ם מֵֽעָלֵ֑ינוּ כִּ֥י הַיָּ֖ם הוֹלֵ֥ךְ וְסֹעֵֽר׃<text:s/></text:span><text:span text:style-name="T35">‬</text:span>‬<text:span text:style-name="T36">12</text:span><text:span text:style-name="T37"> וַיֹּ֣אמֶר אֲלֵיהֶ֗ם שָׂא֙וּנִי֙ וַהֲטִילֻ֣נִי אֶל־הַיָּ֔ם וְיִשְׁתֹּ֥ק הַיָּ֖ם מֵֽעֲלֵיכֶ֑ם כִּ֚י יוֹדֵ֣עַ אָ֔נִי כִּ֣י בְשֶׁלִּ֔י הַסַּ֧עַר הַגָּד֛וֹל הַזֶּ֖ה עֲלֵיכֶֽם׃<text:s/></text:span><text:span text:style-name="T38">‬</text:span>‬<text:span text:style-name="T39">13</text:span><text:span text:style-name="T40"> וַיַּחְתְּר֣וּ הָאֲנָשִׁ֗ים לְהָשִׁ֛יב אֶל־הַיַּבָּשָׁ֖ה וְלֹ֣א יָכֹ֑לוּ כִּ֣י הַיָּ֔ם הוֹלֵ֥ךְ וְסֹעֵ֖ר עֲלֵיהֶֽם׃<text:s/></text:span><text:span text:style-name="T41">‬</text:span>‬<text:span text:style-name="T42">14</text:span><text:span text:style-name="T43"> וַיִּקְרְא֨וּ אֶל־יְהוָ֜ה וַיֹּאמְר֗וּ אָנָּ֤ה יְהוָה֙ אַל־נָ֣א נֹאבְדָ֗ה בְּנֶ֙פֶשׁ֙ הָאִ֣ישׁ הַזֶּ֔ה וְאַל־תִּתֵּ֥ן עָלֵ֖ינוּ דָּ֣ם נָקִ֑יא כִּֽי־אַתָּ֣ה יְהוָ֔ה כַּאֲשֶׁ֥ר חָפַ֖צְתָּ עָשִֽׂיתָ׃<text:s/></text:span><text:span text:style-name="T44">‬</text:span>‬<text:span text:style-name="T45">15</text:span><text:span text:style-name="T46"> וַיִּשְׂאוּ֙ אֶת־יוֹנָ֔ה וַיְטִלֻ֖הוּ אֶל־הַיָּ֑ם וַיַּעֲמֹ֥ד הַיָּ֖ם מִזַּעְפּֽוֹ׃<text:s/></text:span><text:span text:style-name="T47">‬</text:span>‬<text:span text:style-name="T48">16</text:span><text:span text:style-name="T49"> וַיִּֽירְא֧וּ הָאֲנָשִׁ֛ים יִרְאָ֥ה גְדוֹלָ֖ה אֶת־יְהוָ֑ה וַיִּֽזְבְּחוּ־זֶ֙בַח֙ לַֽיהוָ֔ה וַֽיִּדְּר֖וּ נְדָרִֽים׃<text:s/></text:span><text:span text:style-name="T50">‬</text:span>‬‬‬‬‬‬‬‬‬‬‬‬‬‬‬‬</text:p>
      <text:section text:name="Sect1" text:style-name="S1">
        <text:p text:style-name="P51">Jonah 2</text:p>
        <text:p text:style-name="P52"><text:span text:style-name="T53">1</text:span><text:span text:style-name="T54"> וַיְמַ֤ן יְהוָה֙ דָּ֣ג גָּד֔וֹל לִבְלֹ֖עַ אֶת־יוֹנָ֑ה וַיְהִ֤י יוֹנָה֙ בִּמְעֵ֣י הַדָּ֔ג שְׁלֹשָׁ֥ה יָמִ֖ים וּשְׁלֹשָׁ֥ה לֵילֽוֹת׃<text:s/></text:span><text:span text:style-name="T55">2</text:span><text:span text:style-name="T56"> וַיִּתְפַּלֵּ֣ל יוֹנָ֔ה אֶל־יְהוָ֖ה אֱלֹהָ֑יו מִמְּעֵ֖י הַדָּגָֽה׃<text:s/></text:span><text:span text:style-name="T57">‬</text:span>‬<text:span text:style-name="T58">3</text:span><text:span text:style-name="T59"> וַיֹּ֗אמֶר קָ֠רָאתִי מִצָּ֥רָה לִ֛י אֶל־יְהוָ֖ה וַֽיַּעֲנֵ֑נִי מִבֶּ֧טֶן שְׁא֛וֹל שִׁוַּ֖עְתִּי שָׁמַ֥עְתָּ קוֹלִֽי׃<text:s/></text:span><text:span text:style-name="T60">‬</text:span>‬<text:span text:style-name="T61">4</text:span><text:span text:style-name="T62"> וַתַּשְׁלִיכֵ֤נִי מְצוּלָה֙ בִּלְבַ֣ב יַמִּ֔ים וְנָהָ֖ר יְסֹבְבֵ֑נִי כָּל־מִשְׁבָּרֶ֥יךָ וְגַלֶּ֖יךָ עָלַ֥י עָבָֽרוּ׃<text:s/></text:span><text:span text:style-name="T63">‬</text:span>‬<text:span text:style-name="T64">5</text:span><text:span text:style-name="T65"> וַאֲנִ֣י אָמַ֔רְתִּי נִגְרַ֖שְׁתִּי מִנֶּ֣גֶד עֵינֶ֑יךָ אַ֚ךְ אוֹסִ֣יף לְהַבִּ֔יט אֶל־הֵיכַ֖ל קָדְשֶֽׁךָ׃<text:s/></text:span><text:span text:style-name="T66">‬</text:span>‬<text:span text:style-name="T67">6</text:span><text:span text:style-name="T68"> אֲפָפ֤וּנִי מַ֙יִם֙ עַד־נֶ֔פֶשׁ תְּה֖וֹם יְסֹבְבֵ֑נִי ס֖וּף חָב֥וּשׁ לְרֹאשִֽׁי׃<text:s/></text:span><text:span text:style-name="T69">‬</text:span>‬<text:span text:style-name="T70">7</text:span><text:span text:style-name="T71"> לְקִצְבֵ֤י הָרִים֙ יָרַ֔דְתִּי הָאָ֛רֶץ בְּרִחֶ֥יהָ בַעֲדִ֖י לְעוֹלָ֑ם וַתַּ֧עַל מִשַּׁ֛חַת<text:s/></text:span><text:soft-page-break/><text:span text:style-name="T72">חַיַּ֖י יְהוָ֥ה אֱלֹהָֽי׃<text:s/></text:span><text:span text:style-name="T73">‬</text:span>‬<text:span text:style-name="T74">8</text:span><text:span text:style-name="T75"> בְּהִתְעַטֵּ֤ף עָלַי֙ נַפְשִׁ֔י אֶת־יְהוָ֖ה זָכָ֑רְתִּי וַתָּב֤וֹא אֵלֶ֙יךָ֙ תְּפִלָּתִ֔י אֶל־הֵיכַ֖ל קָדְשֶֽׁךָ׃<text:s/></text:span><text:span text:style-name="T76">‬</text:span>‬<text:span text:style-name="T77">9</text:span><text:span text:style-name="T78"> מְשַׁמְּרִ֖ים הַבְלֵי־שָׁ֑וְא חַסְדָּ֖ם יַעֲזֹֽבוּ׃<text:s/></text:span><text:span text:style-name="T79">‬</text:span>‬<text:span text:style-name="T80">10</text:span><text:span text:style-name="T81"> וַאֲנִ֗י בְּק֤וֹל תּוֹדָה֙ אֶזְבְּחָה־לָּ֔ךְ אֲשֶׁ֥ר נָדַ֖רְתִּי אֲשַׁלֵּ֑מָה יְשׁוּעָ֖תָה לַיהוָֽה׃</text:span><text:span text:style-name="T82"><text:s/>ס<text:s/></text:span><text:span text:style-name="T83">‬</text:span>‬<text:span text:style-name="T84">11</text:span><text:span text:style-name="T85"> וַיֹּ֥אמֶר יְהוָ֖ה לַדָּ֑ג וַיָּקֵ֥א אֶת־יוֹנָ֖ה אֶל־הַיַּבָּשָֽׁה׃<text:s/></text:span><text:span text:style-name="T86">פ<text:s/></text:span><text:span text:style-name="T87">‬</text:span><text:span text:style-name="T88">‬</text:span>‬‬‬‬‬‬‬‬‬‬</text:p>
      </text:section>
      <text:section text:name="Sect2" text:style-name="S2">
        <text:p text:style-name="P89">Jonah 3</text:p>
        <text:p text:style-name="P90"><text:span text:style-name="T91">1</text:span><text:span text:style-name="T92"> וַיְהִ֧י דְבַר־יְהוָ֛ה אֶל־יוֹנָ֖ה שֵׁנִ֥ית לֵאמֹֽר׃<text:s/></text:span><text:span text:style-name="T93">2</text:span><text:span text:style-name="T94"> ק֛וּם לֵ֥ךְ אֶל־נִֽינְוֵ֖ה הָעִ֣יר הַגְּדוֹלָ֑ה וִּקְרָ֤א אֵלֶ֙יהָ֙ אֶת־הַקְּרִיאָ֔ה אֲשֶׁ֥ר אָנֹכִ֖י דֹּבֵ֥ר אֵלֶֽיךָ׃<text:s/></text:span><text:span text:style-name="T95">‬</text:span>‬<text:span text:style-name="T96">3</text:span><text:span text:style-name="T97"> וַיָּ֣קָם יוֹנָ֗ה וַיֵּ֛לֶךְ אֶל־נִֽינְוֵ֖ה כִּדְבַ֣ר יְהוָ֑ה וְנִֽינְוֵ֗ה הָיְתָ֤ה עִיר־גְּדוֹלָה֙ לֵֽאלֹהִ֔ים מַהֲלַ֖ךְ שְׁלֹ֥שֶׁת יָמִֽים׃<text:s/></text:span><text:span text:style-name="T98">‬</text:span>‬<text:span text:style-name="T99">4</text:span><text:span text:style-name="T100"> וַיָּ֤חֶל יוֹנָה֙ לָב֣וֹא בָעִ֔יר מַהֲלַ֖ךְ י֣וֹם אֶחָ֑ד וַיִּקְרָא֙ וַיֹּאמַ֔ר ע֚וֹד אַרְבָּעִ֣ים י֔וֹם וְנִֽינְוֵ֖ה נֶהְפָּֽכֶת׃<text:s/></text:span><text:span text:style-name="T101">‬</text:span>‬<text:span text:style-name="T102">5</text:span><text:span text:style-name="T103"> וַֽיַּאֲמִ֛ינוּ אַנְשֵׁ֥י נִֽינְוֵ֖ה בֵּֽאלֹהִ֑ים וַיִּקְרְאוּ־צוֹם֙ וַיִּלְבְּשׁ֣וּ שַׂקִּ֔ים מִגְּדוֹלָ֖ם וְעַד־קְטַנָּֽם׃<text:s/></text:span><text:span text:style-name="T104">‬</text:span>‬<text:span text:style-name="T105">6</text:span><text:span text:style-name="T106"> וַיִּגַּ֤ע הַדָּבָר֙ אֶל־מֶ֣לֶך נִֽינְוֵ֔ה וַיָּ֙קָם֙ מִכִּסְא֔וֹ וַיַּעֲבֵ֥ר אַדַּרְתּ֖וֹ מֵֽעָלָ֑יו וַיְכַ֣ס שַׂ֔ק וַיֵּ֖שֶׁב עַל־הָאֵֽפֶר׃<text:s/></text:span><text:span text:style-name="T107">‬</text:span>‬<text:span text:style-name="T108">7</text:span><text:span text:style-name="T109"> וַיַּזְעֵ֗ק וַיֹּ֙אמֶר֙ בְּנִֽינְוֵ֔ה מִטַּ֧עַם הַמֶּ֛לֶךְ וּגְדֹלָ֖יו לֵאמֹ֑ר הָאָדָ֨ם וְהַבְּהֵמָ֜ה הַבָּקָ֣ר וְהַצֹּ֗אן אַֽל־יִטְעֲמוּ֙ מְא֔וּמָה אַ֨ל־יִרְע֔וּ וּמַ֖יִם אַל־יִשְׁתּֽוּ׃<text:s/></text:span><text:span text:style-name="T110">‬</text:span>‬<text:span text:style-name="T111">8</text:span><text:span text:style-name="T112"> וְיִתְכַּסּ֣וּ שַׂקִּ֗ים הָֽאָדָם֙ וְהַבְּהֵמָ֔ה וְיִקְרְא֥וּ אֶל־אֱלֹהִ֖ים בְּחָזְקָ֑ה וְיָשֻׁ֗בוּ אִ֚ישׁ מִדַּרְכּ֣וֹ הָֽרָעָ֔ה וּמִן־הֶחָמָ֖ס אֲשֶׁ֥ר בְּכַפֵּיהֶֽם׃<text:s/></text:span><text:span text:style-name="T113">‬</text:span>‬<text:span text:style-name="T114">9</text:span><text:span text:style-name="T115"> מִֽי־יוֹדֵ֣עַ יָשׁ֔וּב וְנִחַ֖ם הָאֱלֹהִ֑ים וְשָׁ֛ב מֵחֲר֥וֹן אַפּ֖וֹ וְלֹ֥א נֹאבֵֽד׃<text:s/></text:span><text:span text:style-name="T116">‬</text:span>‬<text:span text:style-name="T117">10</text:span><text:span text:style-name="T118"> וַיַּ֤רְא הָֽאֱלֹהִים֙ אֶֽת־מַ֣עֲשֵׂיהֶ֔ם כִּי־שָׁ֖בוּ מִדַּרְכָּ֣ם הָרָעָ֑ה וַיִּנָּ֣חֶם הָאֱלֹהִ֗ים עַל־הָרָעָ֛ה אֲשֶׁר־דִּבֶּ֥ר לַעֲשׂוֹת־לָהֶ֖ם וְלֹ֥א עָשָֽׂה׃<text:s/></text:span><text:span text:style-name="T119">‬</text:span>‬‬‬‬‬‬‬‬‬‬</text:p>
      </text:section>
      <text:section text:name="Sect3" text:style-name="S3">
        <text:p text:style-name="P120">Jonah 4</text:p>
        <text:p text:style-name="P121"><text:span text:style-name="T122">1</text:span><text:span text:style-name="T123"> וַיֵּ֥רַע אֶל־יוֹנָ֖ה רָעָ֣ה גְדוֹלָ֑ה וַיִּ֖חַר לֽוֹ׃<text:s/></text:span><text:span text:style-name="T124">2</text:span><text:span text:style-name="T125"> וַיִּתְפַּלֵּ֨ל אֶל־יְהוָ֜ה וַיֹּאמַ֗ר אָנָּ֤ה יְהוָה֙ הֲלוֹא־זֶ֣ה דְבָרִ֗י עַד־הֱיוֹתִי֙ עַל־אַדְמָתִ֔י עַל־כֵּ֥ן קִדַּ֖מְתִּי לִבְרֹ֣חַ תַּרְשִׁ֑ישָׁה כִּ֣י יָדַ֗עְתִּי כִּ֤י אַתָּה֙ אֵֽל־חַנּ֣וּן וְרַח֔וּם אֶ֤רֶךְ אַפַּ֙יִם֙ וְרַב־חֶ֔סֶד וְנִחָ֖ם עַל־הָרָעָֽה׃<text:s/></text:span><text:span text:style-name="T126">‬</text:span>‬<text:span text:style-name="T127">3</text:span><text:span text:style-name="T128"> וְעַתָּ֣ה יְהוָ֔ה קַח־נָ֥א אֶת־נַפְשִׁ֖י מִמֶּ֑נִּי כִּ֛י ט֥וֹב מוֹתִ֖י מֵחַיָּֽי׃</text:span><text:span text:style-name="T129"><text:s/>ס<text:s/></text:span><text:span text:style-name="T130">‬</text:span>‬<text:span text:style-name="T131">4</text:span><text:span text:style-name="T132"> וַיֹּ֣אמֶר יְהוָ֔ה הַהֵיטֵ֖ב חָ֥רָה לָֽךְ׃<text:s/></text:span><text:span text:style-name="T133">‬</text:span>‬<text:span text:style-name="T134">5</text:span><text:span text:style-name="T135"> וַיֵּצֵ֤א יוֹנָה֙ מִן־הָעִ֔יר וַיֵּ֖שֶׁב מִקֶּ֣דֶם לָעִ֑יר וַיַּעַשׂ֩ ל֨וֹ שָׁ֜ם סֻכָּ֗ה וַיֵּ֤שֶׁב תַּחְתֶּ֙יהָ֙ בַּצֵּ֔ל עַ֚ד אֲשֶׁ֣ר יִרְאֶ֔ה מַה־יִּהְיֶ֖ה בָּעִֽיר׃<text:s/></text:span><text:span text:style-name="T136">‬</text:span>‬<text:span text:style-name="T137">6</text:span><text:span text:style-name="T138"> וַיְמַ֣ן יְהוָֽה־אֱ֠לֹהִים קִיקָי֞וֹן וַיַּ֣עַל ׀ מֵעַ֣ל לְיוֹנָ֗ה לִֽהְי֥וֹת צֵל֙ עַל־רֹאשׁ֔וֹ לְהַצִּ֥יל ל֖וֹ מֵרָֽעָת֑וֹ וַיִּשְׂמַ֥ח יוֹנָ֛ה עַל־הַקּֽ͏ִיקָי֖וֹן שִׂמְחָ֥ה גְדוֹלָֽה׃<text:s/></text:span><text:span text:style-name="T139">‬</text:span>‬<text:span text:style-name="T140">7</text:span><text:span text:style-name="T141"> וַיְמַ֤ן הָֽאֱלֹהִים֙ תּוֹלַ֔עַת בַּעֲל֥וֹת הַשַּׁ֖חַר לַֽמָּחֳרָ֑ת וַתַּ֥ךְ אֶת־הַקִּֽיקָי֖וֹן וַיִּיבָֽשׁ׃<text:s/></text:span><text:span text:style-name="T142">‬</text:span>‬<text:span text:style-name="T143">8</text:span><text:span text:style-name="T144"> וַיְהִ֣י ׀ כִּזְרֹ֣חַ הַשֶּׁ֗מֶשׁ וַיְמַ֨ן אֱלֹהִ֜ים ר֤וּחַ קָדִים֙ חֲרִישִׁ֔ית וַתַּ֥ךְ הַשֶּׁ֛מֶשׁ עַל־רֹ֥אשׁ יוֹנָ֖ה וַיִּתְעַלָּ֑ף וַיִּשְׁאַ֤ל אֶת־נַפְשׁוֹ֙ לָמ֔וּת וַיֹּ֕אמֶר ט֥וֹב מוֹתִ֖י מֵחַיָּֽי׃<text:s/></text:span><text:span text:style-name="T145">‬</text:span>‬<text:span text:style-name="T146">9</text:span><text:span text:style-name="T147"> וַיֹּ֤אמֶר אֱלֹהִים֙ אֶל־יוֹנָ֔ה הַהֵיטֵ֥ב חָרָֽה־לְךָ֖ עַל־הַקִּֽיקָי֑וֹן וַיֹּ֕אמֶר הֵיטֵ֥ב חָֽרָה־לִ֖י<text:s/></text:span><text:soft-page-break/><text:span text:style-name="T148">עַד־מָֽוֶת׃<text:s/></text:span><text:span text:style-name="T149">‬</text:span>‬<text:span text:style-name="T150">10</text:span><text:span text:style-name="T151"> וַיֹּ֣אמֶר יְהוָ֔ה אַתָּ֥ה חַ֙סְתָּ֙ עַל־הַקִּ֣יקָי֔וֹן אֲשֶׁ֛ר לֹא־עָמַ֥לְתָּ בּ֖וֹ וְלֹ֣א גִדַּלְתּ֑וֹ שֶׁבִּן־לַ֥יְלָה הָיָ֖ה וּבִן־לַ֥יְלָה אָבָֽד׃<text:s/></text:span><text:span text:style-name="T152">‬</text:span>‬<text:span text:style-name="T153">11</text:span><text:span text:style-name="T154"> וַֽאֲנִי֙ לֹ֣א אָח֔וּס עַל־נִינְוֵ֖ה הָעִ֣יר הַגְּדוֹלָ֑ה אֲשֶׁ֣ר יֶשׁ־בָּ֡הּ הַרְבֵּה֩ מִֽשְׁתֵּים־עֶשְׂרֵ֨ה רִבּ֜וֹ אָדָ֗ם אֲשֶׁ֤ר לֹֽא־יָדַע֙ בֵּין־יְמִינ֣וֹ לִשְׂמֹאל֔וֹ וּבְהֵמָ֖ה רַבָּֽה׃<text:s/></text:span><text:span text:style-name="T155">‬</text:span>‬‬‬‬‬‬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Book of Jonah</dc:title>
    <dc:description/>
    <dc:subject/>
    <dc:creator>Adrian Hills</dc:creator>
    <meta:creation-date>2025-03-24T13:23:00Z</meta:creation-date>
    <dc:date>2025-03-24T13:23:00Z</dc:date>
    <meta:template xlink:href="Normal.dotm" xlink:type="simple"/>
    <meta:editing-cycles>2</meta:editing-cycles>
    <meta:editing-duration>PT0S</meta:editing-duration>
    <meta:document-statistic meta:page-count="3" meta:paragraph-count="13" meta:word-count="983" meta:character-count="6579" meta:row-count="46" meta:non-whitespace-character-count="5609"/>
  </office:meta>
</office:document-meta>
</file>